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mazonEmber" svg:font-family="AmazonEmber, 'Helvetica Neue', Helvetica, Arial, sans-serif"/>
    <style:font-face style:name="AmazonEmberBold" svg:font-family="AmazonEmberBold, 'Helvetica Neue Bold', 'Helvetica Neue', Helvetica, Arial, sans-serif"/>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ans-serif"/>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center" style:justify-single-word="false"/>
      <style:text-properties fo:font-variant="normal" fo:text-transform="none" fo:color="#232f3e" loext:opacity="100%" style:font-name="AmazonEmberBold" fo:letter-spacing="normal" fo:font-style="normal" fo:font-weight="normal" officeooo:paragraph-rsid="00036826"/>
    </style:style>
    <style:style style:name="P2" style:family="paragraph" style:parent-style-name="Heading_20_2">
      <style:paragraph-properties fo:margin-left="0cm" fo:margin-right="0cm" fo:margin-top="0cm" fo:margin-bottom="0.265cm" style:contextual-spacing="false" fo:orphans="2" fo:widows="2" fo:text-indent="0cm" style:auto-text-indent="false" fo:padding="0cm" fo:border="none"/>
      <style:text-properties fo:font-variant="normal" fo:text-transform="none" fo:color="#00a651" loext:opacity="100%" style:font-name="Montserrat" fo:font-size="19.5pt" fo:letter-spacing="normal" fo:font-style="normal" fo:font-weight="normal"/>
    </style:style>
    <style:style style:name="P3" style:family="paragraph" style:parent-style-name="Heading_20_2">
      <style:paragraph-properties fo:margin-left="0cm" fo:margin-right="0cm" fo:margin-top="0cm" fo:margin-bottom="0.265cm" style:contextual-spacing="false" fo:orphans="2" fo:widows="2" fo:text-indent="0cm" style:auto-text-indent="false" fo:padding="0cm" fo:border="none"/>
      <style:text-properties fo:font-variant="normal" fo:text-transform="none" fo:color="#00a651" loext:opacity="100%" style:font-name="Montserrat" fo:font-size="19.5pt" fo:letter-spacing="normal" fo:font-style="normal" fo:font-weight="normal" officeooo:paragraph-rsid="0006a877"/>
    </style:style>
    <style:style style:name="P4" style:family="paragraph" style:parent-style-name="Heading_20_2">
      <style:paragraph-properties fo:margin-top="0.397cm" fo:margin-bottom="0.397cm" style:contextual-spacing="false" fo:line-height="160%" fo:orphans="2" fo:widows="2" fo:padding="0cm" fo:border="none"/>
      <style:text-properties fo:font-variant="normal" fo:text-transform="none" fo:color="#00a651" loext:opacity="100%" style:font-name="Montserrat" fo:font-size="19.5pt" fo:letter-spacing="normal" fo:font-style="normal" fo:font-weight="normal" officeooo:paragraph-rsid="00056067"/>
    </style:style>
    <style:style style:name="P5" style:family="paragraph" style:parent-style-name="Heading_20_2">
      <style:paragraph-properties fo:margin-left="0cm" fo:margin-right="0cm" fo:margin-top="0cm" fo:margin-bottom="0.265cm" style:contextual-spacing="false" fo:orphans="2" fo:widows="2" fo:text-indent="0cm" style:auto-text-indent="false" fo:padding="0cm" fo:border="none"/>
      <style:text-properties fo:font-variant="normal" fo:text-transform="none" fo:color="#00a651" loext:opacity="100%" style:font-name="Montserrat" fo:font-size="12pt" fo:letter-spacing="normal" fo:font-style="normal" fo:font-weight="normal" officeooo:paragraph-rsid="0006a877" style:font-size-asian="10.5pt" style:font-size-complex="12pt"/>
    </style:style>
    <style:style style:name="P6" style:family="paragraph" style:parent-style-name="Heading_20_3">
      <style:paragraph-properties fo:margin-left="0cm" fo:margin-right="0cm" fo:margin-top="0cm" fo:margin-bottom="0.265cm" style:contextual-spacing="false" fo:orphans="2" fo:widows="2" fo:text-indent="0cm" style:auto-text-indent="false" fo:padding="0cm" fo:border="none"/>
      <style:text-properties fo:font-variant="normal" fo:text-transform="none" fo:color="#1e333b" loext:opacity="100%" style:font-name="Montserrat" fo:font-size="18pt" fo:letter-spacing="normal" fo:font-style="normal" fo:font-weight="normal"/>
    </style:style>
    <style:style style:name="P7" style:family="paragraph" style:parent-style-name="Text_20_body">
      <style:paragraph-properties fo:margin-left="0cm" fo:margin-right="0cm" fo:margin-top="0cm" fo:margin-bottom="1.058cm" style:contextual-spacing="false" style:line-height-at-least="0.794cm" fo:orphans="2" fo:widows="2" fo:text-indent="0cm" style:auto-text-indent="false" fo:padding="0cm" fo:border="none"/>
      <style:text-properties fo:font-variant="normal" fo:text-transform="none" fo:color="#1e333b" loext:opacity="100%" style:font-name="Montserrat" fo:font-size="15pt" fo:letter-spacing="normal" fo:font-style="normal" fo:font-weight="normal"/>
    </style:style>
    <style:style style:name="P8" style:family="paragraph" style:parent-style-name="Text_20_body">
      <style:paragraph-properties fo:margin-top="0.397cm" fo:margin-bottom="0.397cm" style:contextual-spacing="false" fo:line-height="160%" fo:orphans="2" fo:widows="2" fo:padding="0cm" fo:border="none"/>
      <style:text-properties fo:font-variant="normal" fo:text-transform="none" fo:color="#1e333b" loext:opacity="100%" style:font-name="Montserrat" fo:font-size="15pt" fo:letter-spacing="normal" fo:font-style="normal" fo:font-weight="normal" officeooo:paragraph-rsid="00056067"/>
    </style:style>
    <style:style style:name="P9" style:family="paragraph" style:parent-style-name="Heading_20_3">
      <style:paragraph-properties fo:margin-top="0.397cm" fo:margin-bottom="0.397cm" style:contextual-spacing="false" fo:line-height="160%" fo:orphans="2" fo:widows="2"/>
      <style:text-properties fo:font-variant="normal" fo:text-transform="none" fo:color="#333333" loext:opacity="100%" style:font-name="AmazonEmber" fo:font-size="12pt" fo:letter-spacing="normal" fo:font-style="normal" fo:font-weight="bold" officeooo:paragraph-rsid="00036826" style:font-size-asian="12pt" style:font-weight-asian="bold" style:font-size-complex="12pt" style:font-weight-complex="bold"/>
    </style:style>
    <style:style style:name="P10" style:family="paragraph" style:parent-style-name="Heading_20_3">
      <style:paragraph-properties fo:margin-top="0.397cm" fo:margin-bottom="0.397cm" style:contextual-spacing="false" fo:line-height="160%" fo:orphans="2" fo:widows="2"/>
      <style:text-properties fo:font-variant="normal" fo:text-transform="none" fo:color="#333333" loext:opacity="100%" style:font-name="AmazonEmber" fo:font-size="12pt" fo:letter-spacing="normal" fo:font-style="normal" fo:font-weight="bold" style:font-size-asian="12pt" style:font-weight-asian="bold" style:font-size-complex="12pt" style:font-weight-complex="bold"/>
    </style:style>
    <style:style style:name="P11" style:family="paragraph" style:parent-style-name="Heading_20_3">
      <style:paragraph-properties fo:margin-top="0.397cm" fo:margin-bottom="0.397cm" style:contextual-spacing="false" fo:line-height="160%" fo:orphans="2" fo:widows="2"/>
      <style:text-properties fo:font-variant="normal" fo:text-transform="none" fo:color="#333333" loext:opacity="100%" style:font-name="AmazonEmber" fo:font-size="12pt" fo:letter-spacing="normal" fo:font-style="normal" fo:font-weight="normal" style:font-size-asian="12pt" style:font-size-complex="12pt"/>
    </style:style>
    <style:style style:name="P12" style:family="paragraph" style:parent-style-name="Text_20_body">
      <style:paragraph-properties fo:margin-top="0.397cm" fo:margin-bottom="0.397cm" style:contextual-spacing="false" fo:line-height="160%" fo:orphans="2" fo:widows="2"/>
      <style:text-properties fo:font-variant="normal" fo:text-transform="none" fo:color="#333333" loext:opacity="100%" style:font-name="AmazonEmber" fo:font-size="12pt" fo:letter-spacing="normal" fo:font-style="normal" fo:font-weight="normal" style:font-size-asian="12pt" style:font-size-complex="12pt"/>
    </style:style>
    <style:style style:name="P13" style:family="paragraph" style:parent-style-name="Text_20_body">
      <style:paragraph-properties fo:margin-top="0.397cm" fo:margin-bottom="0.397cm" style:contextual-spacing="false" fo:line-height="160%" fo:orphans="2" fo:widows="2" fo:padding="0cm" fo:border="none"/>
      <style:text-properties fo:font-variant="normal" fo:text-transform="none" fo:color="#333333" loext:opacity="100%" style:font-name="AmazonEmber" fo:font-size="12pt" fo:letter-spacing="normal" fo:font-style="normal" fo:font-weight="normal" style:font-size-asian="12pt" style:font-size-complex="12pt"/>
    </style:style>
    <style:style style:name="P14" style:family="paragraph" style:parent-style-name="Text_20_body">
      <style:paragraph-properties fo:text-align="center" style:justify-single-word="false"/>
    </style:style>
    <style:style style:name="P15" style:family="paragraph" style:parent-style-name="Standard" style:master-page-name="">
      <loext:graphic-properties draw:fill="none"/>
      <style:paragraph-properties fo:margin-left="0.801cm" fo:margin-right="0cm" fo:text-align="center" style:justify-single-word="false" fo:text-indent="0cm" style:auto-text-indent="false" style:page-number="auto" fo:background-color="transparent">
        <style:tab-stops>
          <style:tab-stop style:position="1.111cm"/>
        </style:tab-stops>
      </style:paragraph-properties>
      <style:text-properties officeooo:rsid="00027ac0" officeooo:paragraph-rsid="00027ac0"/>
    </style:style>
    <style:style style:name="P16"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ab-stops>
          <style:tab-stop style:position="1.111cm"/>
        </style:tab-stops>
      </style:paragraph-properties>
      <style:text-properties officeooo:rsid="00027ac0" officeooo:paragraph-rsid="00027ac0"/>
    </style:style>
    <style:style style:name="P17" style:family="paragraph" style:parent-style-name="Standard">
      <loext:graphic-properties draw:fill="none"/>
      <style:paragraph-properties fo:margin-left="0cm" fo:margin-right="0cm" fo:text-align="center" style:justify-single-word="false" fo:text-indent="1cm" style:auto-text-indent="false" fo:background-color="transparent">
        <style:tab-stops>
          <style:tab-stop style:position="1.111cm"/>
        </style:tab-stops>
      </style:paragraph-properties>
      <style:text-properties officeooo:rsid="00027ac0" officeooo:paragraph-rsid="00027ac0"/>
    </style:style>
    <style:style style:name="P18" style:family="paragraph" style:parent-style-name="Standard" style:master-page-name="">
      <loext:graphic-properties draw:fill="none"/>
      <style:paragraph-properties fo:margin-left="0.499cm" fo:margin-right="0cm" fo:text-align="center" style:justify-single-word="false" fo:text-indent="0cm" style:auto-text-indent="false" style:page-number="auto" fo:background-color="transparent"/>
      <style:text-properties officeooo:rsid="00027ac0" officeooo:paragraph-rsid="00027ac0"/>
    </style:style>
    <style:style style:name="P19" style:family="paragraph" style:parent-style-name="Standard">
      <loext:graphic-properties draw:fill="none"/>
      <style:paragraph-properties fo:margin-left="0.499cm" fo:margin-right="0cm" fo:text-align="center" style:justify-single-word="false" fo:text-indent="0cm" style:auto-text-indent="false" fo:background-color="transparent"/>
      <style:text-properties officeooo:rsid="00027ac0" officeooo:paragraph-rsid="00027ac0"/>
    </style:style>
    <style:style style:name="P20" style:family="paragraph" style:parent-style-name="Text_20_body">
      <style:paragraph-properties fo:margin-left="0cm" fo:margin-right="0cm" fo:margin-top="0cm" fo:margin-bottom="1.058cm" style:contextual-spacing="false" style:line-height-at-least="0.794cm" fo:orphans="2" fo:widows="2" fo:text-indent="0cm" style:auto-text-indent="false" fo:padding="0cm" fo:border="none"/>
    </style:style>
    <style:style style:name="P21" style:family="paragraph" style:parent-style-name="Heading_20_2">
      <style:paragraph-properties fo:margin-left="0cm" fo:margin-right="0cm" fo:margin-top="0cm" fo:margin-bottom="0.265cm" style:contextual-spacing="false" fo:orphans="2" fo:widows="2" fo:text-indent="0cm" style:auto-text-indent="false" fo:padding="0cm" fo:border="none"/>
      <style:text-properties fo:font-variant="normal" fo:text-transform="none" fo:color="#00a651" loext:opacity="100%" style:font-name="Montserrat" fo:font-size="19.5pt" fo:letter-spacing="normal" fo:font-style="normal" fo:font-weight="normal"/>
    </style:style>
    <style:style style:name="P22" style:family="paragraph" style:parent-style-name="Heading_20_3">
      <style:paragraph-properties fo:margin-left="0cm" fo:margin-right="0cm" fo:margin-top="0cm" fo:margin-bottom="0.265cm" style:contextual-spacing="false" fo:orphans="2" fo:widows="2" fo:text-indent="0cm" style:auto-text-indent="false" fo:padding="0cm" fo:border="none"/>
      <style:text-properties fo:font-variant="normal" fo:text-transform="none" fo:color="#1e333b" loext:opacity="100%" style:font-name="Montserrat" fo:font-size="18pt" fo:letter-spacing="normal" fo:font-style="normal" fo:font-weight="normal"/>
    </style:style>
    <style:style style:name="P23" style:family="paragraph" style:parent-style-name="Heading_20_4">
      <style:paragraph-properties fo:text-align="center" style:justify-single-word="false"/>
    </style:style>
    <style:style style:name="P24"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17272d" loext:opacity="100%" style:font-name="Montserrat" fo:font-size="13.5pt" fo:letter-spacing="normal" fo:font-style="normal" fo:font-weight="normal"/>
    </style:style>
    <style:style style:name="P25" style:family="paragraph" style:parent-style-name="Heading_20_4">
      <style:paragraph-properties fo:margin-top="0.397cm" fo:margin-bottom="0.397cm" style:contextual-spacing="false" fo:line-height="160%" fo:orphans="2" fo:widows="2" fo:padding="0cm" fo:border="none"/>
      <style:text-properties fo:font-variant="normal" fo:text-transform="none" fo:color="#17272d" loext:opacity="100%" style:font-name="Montserrat" fo:font-size="13.5pt" fo:letter-spacing="normal" fo:font-style="normal" fo:font-weight="normal" officeooo:paragraph-rsid="00056067"/>
    </style:style>
    <style:style style:name="P26" style:family="paragraph" style:parent-style-name="Text_20_body">
      <style:paragraph-properties fo:margin-top="0.397cm" fo:margin-bottom="0.397cm" style:contextual-spacing="false" fo:line-height="160%" fo:orphans="2" fo:widows="2" fo:padding="0cm" fo:border="none"/>
      <style:text-properties fo:font-variant="normal" fo:text-transform="none" fo:color="#333333" loext:opacity="100%" style:font-name="AmazonEmber" fo:font-size="12pt" fo:letter-spacing="normal" fo:font-style="normal" fo:font-weight="normal" officeooo:paragraph-rsid="00056067" style:font-size-asian="12pt" style:font-size-complex="12pt"/>
    </style:style>
    <style:style style:name="P27" style:family="paragraph" style:parent-style-name="Text_20_body">
      <style:paragraph-properties fo:margin-top="0.397cm" fo:margin-bottom="0.397cm" style:contextual-spacing="false" fo:line-height="160%" fo:orphans="2" fo:widows="2" fo:padding="0cm" fo:border="none"/>
      <style:text-properties fo:font-variant="normal" fo:text-transform="none" fo:color="#00a651" loext:opacity="100%" style:font-name="Montserrat" fo:font-size="19.5pt" fo:letter-spacing="normal" fo:font-style="normal" fo:font-weight="normal" officeooo:paragraph-rsid="00056067"/>
    </style:style>
    <style:style style:name="P28" style:family="paragraph" style:parent-style-name="Text_20_body" style:list-style-name="L1">
      <style:paragraph-properties fo:margin-left="0.265cm" fo:margin-right="0cm" fo:margin-top="0cm" fo:margin-bottom="0.265cm" style:contextual-spacing="false" style:line-height-at-least="0.794cm" fo:orphans="2" fo:widows="2" fo:text-indent="0cm" style:auto-text-indent="false" fo:padding="0cm" fo:border="none"/>
      <style:text-properties fo:font-variant="normal" fo:text-transform="none" fo:color="#1e333b" loext:opacity="100%" style:font-name="Montserrat" fo:font-size="7.5pt" fo:letter-spacing="normal" fo:font-style="normal" fo:font-weight="normal"/>
    </style:style>
    <style:style style:name="P29" style:family="paragraph" style:parent-style-name="Text_20_body" style:list-style-name="L3">
      <style:paragraph-properties fo:margin-left="0.265cm" fo:margin-right="0cm" fo:margin-top="0cm" fo:margin-bottom="0.265cm" style:contextual-spacing="false" style:line-height-at-least="0.794cm" fo:orphans="2" fo:widows="2" fo:text-indent="0cm" style:auto-text-indent="false" fo:padding="0cm" fo:border="none"/>
      <style:text-properties fo:font-variant="normal" fo:text-transform="none" fo:color="#1e333b" loext:opacity="100%" style:font-name="Montserrat" fo:font-size="7.5pt" fo:letter-spacing="normal" fo:font-style="normal" fo:font-weight="normal"/>
    </style:style>
    <style:style style:name="P30" style:family="paragraph" style:parent-style-name="Text_20_body" style:list-style-name="L4">
      <style:paragraph-properties fo:margin-left="0.265cm" fo:margin-right="0cm" fo:margin-top="0cm" fo:margin-bottom="0.265cm" style:contextual-spacing="false" style:line-height-at-least="0.794cm" fo:orphans="2" fo:widows="2" fo:text-indent="0cm" style:auto-text-indent="false" fo:padding="0cm" fo:border="none"/>
      <style:text-properties fo:font-variant="normal" fo:text-transform="none" fo:color="#1e333b" loext:opacity="100%" style:font-name="Montserrat" fo:font-size="7.5pt" fo:letter-spacing="normal" fo:font-style="normal" fo:font-weight="normal"/>
    </style:style>
    <style:style style:name="P31" style:family="paragraph" style:parent-style-name="Text_20_body" style:list-style-name="L4">
      <style:paragraph-properties fo:margin-left="0cm" fo:margin-right="0cm" fo:margin-top="0cm" fo:margin-bottom="0.265cm" style:contextual-spacing="false" style:line-height-at-least="0.794cm" fo:orphans="2" fo:widows="2" fo:text-indent="0cm" style:auto-text-indent="false" fo:padding="0cm" fo:border="none"/>
      <style:text-properties fo:font-variant="normal" fo:text-transform="none" fo:color="#1e333b" loext:opacity="100%" style:font-name="Montserrat" fo:font-size="7.5pt" fo:letter-spacing="normal" fo:font-style="normal" fo:font-weight="normal"/>
    </style:style>
    <style:style style:name="P32" style:family="paragraph" style:parent-style-name="Text_20_body" style:list-style-name="L5">
      <style:paragraph-properties fo:margin-left="0.265cm" fo:margin-right="0cm" fo:margin-top="0cm" fo:margin-bottom="0.265cm" style:contextual-spacing="false" style:line-height-at-least="0.794cm" fo:orphans="2" fo:widows="2" fo:text-indent="0cm" style:auto-text-indent="false" fo:padding="0cm" fo:border="none"/>
      <style:text-properties fo:font-variant="normal" fo:text-transform="none" fo:color="#1e333b" loext:opacity="100%" style:font-name="Montserrat" fo:font-size="7.5pt" fo:letter-spacing="normal" fo:font-style="normal" fo:font-weight="normal"/>
    </style:style>
    <style:style style:name="P33" style:family="paragraph" style:parent-style-name="Text_20_body" style:list-style-name="L6">
      <style:paragraph-properties fo:margin-left="0.265cm" fo:margin-right="0cm" fo:margin-top="0cm" fo:margin-bottom="0.265cm" style:contextual-spacing="false" style:line-height-at-least="0.794cm" fo:orphans="2" fo:widows="2" fo:text-indent="0cm" style:auto-text-indent="false" fo:padding="0cm" fo:border="none"/>
      <style:text-properties fo:font-variant="normal" fo:text-transform="none" fo:color="#1e333b" loext:opacity="100%" style:font-name="Montserrat" fo:font-size="7.5pt" fo:letter-spacing="normal" fo:font-style="normal" fo:font-weight="normal"/>
    </style:style>
    <style:style style:name="P34" style:family="paragraph" style:parent-style-name="Text_20_body" style:list-style-name="L2">
      <style:paragraph-properties fo:margin-left="0.265cm" fo:margin-right="0cm" fo:margin-top="0cm" fo:margin-bottom="0.265cm" style:contextual-spacing="false" fo:orphans="2" fo:widows="2" fo:text-indent="0cm" style:auto-text-indent="false" fo:padding="0cm" fo:border="none"/>
      <style:text-properties fo:font-variant="normal" fo:text-transform="none" fo:color="#1e333b" loext:opacity="100%" style:font-name="Montserrat" fo:font-size="7.5pt" fo:letter-spacing="normal" fo:font-style="normal" fo:font-weight="normal"/>
    </style:style>
    <style:style style:name="P35" style:family="paragraph" style:parent-style-name="Text_20_body">
      <style:paragraph-properties fo:margin-left="0cm" fo:margin-right="0cm" fo:margin-top="0cm" fo:margin-bottom="1.058cm" style:contextual-spacing="false" style:line-height-at-least="0.794cm" fo:orphans="2" fo:widows="2" fo:text-indent="0cm" style:auto-text-indent="false" fo:padding="0cm" fo:border="none"/>
      <style:text-properties fo:font-variant="normal" fo:text-transform="none" fo:color="#1e333b" loext:opacity="100%" style:font-name="Montserrat" fo:font-size="15pt" fo:letter-spacing="normal" fo:font-style="normal" fo:font-weight="normal"/>
    </style:style>
    <style:style style:name="P36" style:family="paragraph" style:parent-style-name="Text_20_body" style:list-style-name="L7" style:master-page-name="">
      <loext:graphic-properties draw:fill="none"/>
      <style:paragraph-properties fo:margin-left="3cm" fo:margin-right="-0.3cm" fo:margin-top="0.397cm" fo:margin-bottom="0.397cm" style:contextual-spacing="false" fo:line-height="160%" fo:text-align="justify" style:justify-single-word="false" fo:orphans="2" fo:widows="2" fo:text-indent="0.101cm" style:auto-text-indent="false" style:page-number="auto" fo:background-color="transparent" fo:padding="0cm" fo:border="none"/>
      <style:text-properties fo:font-variant="normal" fo:text-transform="none" fo:color="#1e333b" loext:opacity="100%" style:font-name="Montserrat" fo:font-size="15pt" fo:letter-spacing="normal" fo:font-style="normal" fo:font-weight="normal" officeooo:paragraph-rsid="00056067"/>
    </style:style>
    <style:style style:name="P37" style:family="paragraph" style:parent-style-name="Text_20_body">
      <style:paragraph-properties fo:margin-left="0cm" fo:margin-right="0cm" fo:margin-top="0cm" fo:margin-bottom="1.058cm" style:contextual-spacing="false" style:line-height-at-least="0.794cm" fo:orphans="2" fo:widows="2" fo:text-indent="0cm" style:auto-text-indent="false" fo:padding="0cm" fo:border="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1e333b" loext:opacity="100%" style:font-name="Montserrat" fo:font-size="15pt" fo:letter-spacing="normal" fo:font-style="normal" fo:font-weight="normal"/>
    </style:style>
    <style:style style:name="T4" style:family="text">
      <style:text-properties fo:font-variant="normal" fo:text-transform="none" fo:color="#1e333b" loext:opacity="100%" style:font-name="Montserrat" fo:font-size="15pt" fo:letter-spacing="normal" fo:font-style="normal" fo:font-weight="bold"/>
    </style:style>
    <style:style style:name="T5" style:family="text">
      <style:text-properties fo:font-variant="normal" fo:text-transform="none" fo:color="#0068a6" loext:opacity="100%" style:font-name="Montserrat" fo:font-size="15pt" fo:letter-spacing="normal" fo:font-style="normal" style:text-underline-style="solid" style:text-underline-width="auto" style:text-underline-color="font-color" fo:font-weight="normal"/>
    </style:style>
    <style:style style:name="T6" style:family="text">
      <style:text-properties fo:font-variant="normal" fo:text-transform="none" fo:color="#0068a6" loext:opacity="100%" style:font-name="Montserrat" fo:font-size="15pt" fo:letter-spacing="normal" fo:font-style="normal" style:text-underline-style="solid" style:text-underline-width="auto" style:text-underline-color="font-color" fo:font-weight="bold"/>
    </style:style>
    <style:style style:name="T7" style:family="text">
      <style:text-properties fo:color="#1e333b" loext:opacity="100%" fo:font-size="15pt"/>
    </style:style>
    <style:style style:name="T8" style:family="text">
      <style:text-properties fo:color="#1e333b" loext:opacity="100%" fo:font-size="15pt" fo:font-weight="bold"/>
    </style:style>
    <style:style style:name="T9" style:family="text">
      <style:text-properties officeooo:rsid="0006a877"/>
    </style:style>
    <style:style style:name="T10" style:family="text">
      <style:text-properties fo:font-size="7.5pt"/>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ESCOLA ESTADUAL ALBERTO VICENTE PEREIRA</text:p>
      <text:p text:style-name="P15">CURSO TÉCNICO DE INFORMÁTICA PRA INTERNET</text:p>
      <text:p text:style-name="P17"/>
      <text:p text:style-name="P17"/>
      <text:p text:style-name="P17"/>
      <text:p text:style-name="P18">POLIANA FERREIRA NASCIMENT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RABALHO DE PESQUISA </text:p>
      <text:p text:style-name="P19">REDES DE COMPUTADORE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IVISÓPOLIS</text:p>
      <text:h text:style-name="P23" text:outline-level="4">2024</text:h>
      <text:p text:style-name="P14"/>
      <text:p text:style-name="P14"/>
      <text:p text:style-name="P14"/>
      <text:h text:style-name="P1" text:outline-level="2"><text:bookmark text:name="seo-faq-pairs#what-are-the-types-of-enterprise-computer-networks"/><text:soft-page-break/><text:span text:style-name="T2">Quais são os tipos de redes de computadores</text:span> ?</text:h>
      <text:h text:style-name="P9" text:outline-level="3">Rede de área local (LAN)</text:h>
      <text:p text:style-name="P12">Uma LAN é um sistema interconectado limitado em tamanho e geografia. Ela normalmente conecta computadores e dispositivos em um único escritório ou edifício. Ela é usada por pequenas empresas ou como rede de teste para prototipagem em pequena escala.</text:p>
      <text:h text:style-name="P10" text:outline-level="3">Redes de longa distância (WAN)</text:h>
      <text:p text:style-name="P12">Uma rede empresarial que abrange edifícios, cidades e até países é chamada de rede de longa distância (WAN). Enquanto as redes de área locais são usadas para transmitir dados em velocidades mais altas em estreita proximidade, as WANs são configuradas para comunicação de longa distância que é segura e confiável.</text:p>
      <text:p text:style-name="P13">SD-WAN ou WAN definida por software é uma arquitetura de WAN virtual controlada por tecnologias de software. Uma SD-WAN oferece serviços de conectividade mais flexíveis e confiáveis que podem ser controlados no nível da aplicação sem sacrificar a segurança e a qualidade do serviço.</text:p>
      <text:h text:style-name="P11" text:outline-level="3"><text:span text:style-name="T2">Redes de provedores de serviço</text:span>s</text:h>
      <text:p text:style-name="P12">As redes de provedores de serviços permitem que os clientes aluguem capacidade e funcionalidade de rede do provedor. Os provedores de serviços de rede podem consistir em empresas de telecomunicações, operadoras de dados, provedores de comunicações sem fio, provedores de serviços de Internet e operadoras de televisão a cabo que oferecem acesso à Internet de alta velocidade.</text:p>
      <text:h text:style-name="P10" text:outline-level="3"><text:soft-page-break/>Redes em nuvem</text:h>
      <text:p text:style-name="P12">Conceitualmente, uma rede em nuvem pode ser vista como uma WAN com sua infraestrutura fornecida por um serviço baseado na nuvem. Alguns ou todos os recursos e capacidades de rede de uma organização são hospedados em uma plataforma de nuvem pública ou privada e disponibilizados sob demanda. Esses recursos de rede podem incluir roteadores virtuais, firewalls, largura de banda e software de gerenciamento de rede, com outras ferramentas e funções disponíveis, conforme necessário.</text:p>
      <text:p text:style-name="P26">As empresas hoje usam redes em nuvem para acelerar o tempo de comercialização, aumentar a escala e gerenciar os custos com eficiência. O modelo de rede em nuvem tornou-se a abordagem padrão para criar e fornecer aplicações para empresas modernas.</text:p>
      <text:p text:style-name="P27">Qual o conceito de topologia de rede?</text:p>
      <text:p text:style-name="P7">A topologia é o padrão no qual <text:span text:style-name="T1">o meio de rede está conectado aos computadores </text:span>e a outros componentes. </text:p>
      <text:p text:style-name="P7">Ou seja, de forma bem-resumida, é a maneira como você desenha e estrutura a rede dos computadores da sua empresa.</text:p>
      <text:p text:style-name="P7">As máquinas podem estar organizadas e conectadas de diversas formas e cada uma delas tem suas particularidades específicas. </text:p>
      <text:p text:style-name="P7">Por isso, é bom entender como todas funcionam para que você possa escolher a mais adequada a sua empresa.</text:p>
      <text:h text:style-name="P2" text:outline-level="2"><text:soft-page-break/>Quais as categorias de topologia de rede?</text:h>
      <text:p text:style-name="P8">Há duas categorias macro para definir a <text:span text:style-name="T1">topologia de rede</text:span>, a topologia física e a topologia lógica. </text:p>
      <text:p text:style-name="P7">A <text:span text:style-name="T1">topologia física </text:span>é a verdadeira aparência ou <text:span text:style-name="T1">layout da rede</text:span>, enquanto que a topologia lógica descreve o fluxo dos dados através dela. Definindo melhor:</text:p>
      <text:h text:style-name="P6" text:outline-level="3">Topologia física</text:h>
      <text:p text:style-name="P7">Como já adiantamos acima, representa como as redes estão conectadas (layout físico) e o meio de conexão dos dispositivos de redes (nós, também chamados de nodes). </text:p>
      <text:p text:style-name="P7">Tal forma com que os cabos são conectados influencia em diversos pontos considerados críticos, como a <text:span text:style-name="T1">flexibilidade, </text:span>a <text:span text:style-name="T1">velocidade </text:span>e a <text:span text:style-name="T1">segurança.</text:span></text:p>
      <text:h text:style-name="P6" text:outline-level="3">Topologia lógica</text:h>
      <text:p text:style-name="P8">Já esse tipo refere-se à maneira como os sinais agem sobre os meios de rede ou à forma como os dados são transmitidos através dela a partir de um dispositivo para o outro, sem levar em conta a interligação física.</text:p>
      <text:p text:style-name="P7">Topologias lógicas são capazes de ser reconfiguradas dinamicamente por tipos especiais de equipamentos, como roteadores e switches</text:p>
      <text:h text:style-name="P4" text:outline-level="2"><text:soft-page-break/>Quais os tipos de Topologia Física?</text:h>
      <text:p text:style-name="P8">Dentre muitas possibilidades, falaremos um pouco sobre cada uma das principais perspectivas físicas de <text:span text:style-name="T1">topologia de rede</text:span>, sendo elas: </text:p>
      <text:list xml:id="list1154692575" text:style-name="L1">
        <text:list-item>
          <text:p text:style-name="P28">Ponto a Ponto</text:p>
        </text:list-item>
        <text:list-item>
          <text:p text:style-name="P28">Barramento</text:p>
        </text:list-item>
        <text:list-item>
          <text:p text:style-name="P28">Estrela</text:p>
        </text:list-item>
        <text:list-item>
          <text:p text:style-name="P28">Anel</text:p>
        </text:list-item>
        <text:list-item>
          <text:p text:style-name="P28">Malha</text:p>
        </text:list-item>
        <text:list-item>
          <text:p text:style-name="P28">Árvore</text:p>
        </text:list-item>
        <text:list-item>
          <text:p text:style-name="P28">Híbrida</text:p>
        </text:list-item>
      </text:list>
      <text:h text:style-name="P6" text:outline-level="3">Topologia de Rede Ponto a Ponto</text:h>
      <text:p text:style-name="P7">A Rede Ponto a Ponto é a topologia de rede mais simples. E é fácil entendê-la: ela une dois computadores, por meio de uma transmissão, contanto que haja uma montagem especial nos conectores, para que existam dois pontos, A e B. </text:p>
      <text:p text:style-name="P7">Assim, a partir de uma conexão ponto a ponto, novas topologias podem ser formadas, incluindo novos nodes (nós) em sua estrutura.</text:p>
      <text:h text:style-name="P24" text:outline-level="4">Vantagens:</text:h>
      <text:p text:style-name="P7">Além de ser mais barata, a vantagem dessa disposição é ser mais propícia a ramificações e sofrer menos perdas de dados mais baixas quando comparada às outras <text:span text:style-name="T1">topologias de rede</text:span>. </text:p>
      <text:h text:style-name="P24" text:outline-level="4"><text:soft-page-break/>Desvantagens:</text:h>
      <text:p text:style-name="P7">Já o ponto negativo é que, por ser muito simples, tem poucos recursos.</text:p>
      <text:h text:style-name="P6" text:outline-level="3">Topologia de Rede por Barramento</text:h>
      <text:p text:style-name="P7">No desenho de rede conhecido por Barramento ou topologia linear, todos os computadores são ligados em um mesmo barramento físico de dados. </text:p>
      <text:p text:style-name="P7">Apesar de os dados não passarem por dentro de cada um dos nós, apenas uma máquina pode “escrever” nele. </text:p>
      <text:p text:style-name="P7">Sendo assim, todas as outras “escutam” e recolhem para si os dados destinados a elas. </text:p>
      <text:p text:style-name="P7">Na prática, quando um computador estiver transmitindo um sinal, toda a rede fica ocupada. </text:p>
      <text:p text:style-name="P7">E se outra máquina tentar enviar sinais ao mesmo tempo, ocorre uma colisão e é preciso reiniciar toda a transmissão.</text:p>
      <text:h text:style-name="P24" text:outline-level="4">Vantagens:</text:h>
      <text:p text:style-name="P7">Entre os pontos positivos estão: o uso de cabo — que é econômico — a mídia, que é fácil de trabalhar e de instalar. Além de ser simples, é relativamente confiável e de fácil expansão.</text:p>
      <text:h text:style-name="P24" text:outline-level="4">Desvantagens:</text:h>
      <text:p text:style-name="P7">No entanto, há desvantagens: a rede pode ficar lenta em situações de tráfego pesado e os problemas são difíceis de isolar. </text:p>
      <text:p text:style-name="P7"><text:soft-page-break/>Ou seja, em caso de falha no cabo, é preciso paralisar a rede inteira.</text:p>
      <text:h text:style-name="P6" text:outline-level="3">Topologia de Rede Estrela</text:h>
      <text:p text:style-name="P7">Essa topologia é a mais comum atualmente. A disposição estrela utiliza cabos de par trançado e um concentrador como ponto central da rede. </text:p>
      <text:p text:style-name="P7">Esse concentrador se encarrega de retransmitir todos os dados para todas as estações, mas com a vantagem de tornar mais fácil a localização dos problemas.</text:p>
      <text:p text:style-name="P7">Isso porque se um dos cabos (uma das portas do concentrador) ou uma das placas de rede estiver com problemas, apenas o nó ligado ao componente defeituoso ficará fora da rede.</text:p>
      <text:h text:style-name="P25" text:outline-level="4">Vantagens:</text:h>
      <text:p text:style-name="P7">A vantagem está na codificação e adição de novos computadores, que são processos simples. </text:p>
      <text:p text:style-name="P7">Como contam com gerenciamento centralizado, no caso de falha de um computador, o restante da rede não é afetado. </text:p>
      <text:h text:style-name="P24" text:outline-level="4">Desvantagens:</text:h>
      <text:p text:style-name="P7">O ponto negativo dessa topologia que deve ser destacado é que uma única falha no dispositivo central paralisa a rede inteira.</text:p>
      <text:h text:style-name="P6" text:outline-level="3"><text:soft-page-break/>Topologia de Rede Anel</text:h>
      <text:p text:style-name="P7">Na topologia em anel, os dispositivos são conectados em série, formando um circuito fechado (anel). </text:p>
      <text:p text:style-name="P7">Esses dados são transmitidos unidirecionalmente, de nó em nó, até atingirem o seu destino. </text:p>
      <text:p text:style-name="P7">Dessa forma, uma mensagem enviada por uma estação passa por outras estações através das retransmissões, até ser retirada pela estação destino ou pela estação fonte.</text:p>
      <text:h text:style-name="P24" text:outline-level="4">Vantagens:</text:h>
      <text:p text:style-name="P7">Todos os computadores acessam a rede igualmente, e a performance não é impactada com o aumento de usuários.</text:p>
      <text:h text:style-name="P24" text:outline-level="4">Desvantagens:</text:h>
      <text:p text:style-name="P7">Esse tipo de topologia tem mais desvantagens do que vantagens. Vamos entender o motivo: quando se escolhe o tipo anel, é preciso ter em mente que ele tem pouca tolerância a falhas. </text:p>
      <text:p text:style-name="P7">Uma delas é que qualquer que seja o controle de acesso empregado, ele pode ser perdido por falhas, sendo difícil determinar se esse controle foi perdido ou decidir qual nó deve recriá-lo.</text:p>
      <text:p text:style-name="P7">Outro ponto fraco dessa estrutura de rede é que um erro de transmissão e processamento pode fazer com que uma mensagem continue eternamente a circular no anel.</text:p>
      <text:h text:style-name="P6" text:outline-level="3"><text:soft-page-break/>Topologia de Rede em Malha</text:h>
      <text:p text:style-name="P7">Essa topologia é muito utilizada em várias configurações, pois também facilita a instalação e a configuração de dispositivos em redes mais simples. </text:p>
      <text:p text:style-name="P7">Todos os nós estão atados a todos os outros nós, como se estivessem entrelaçados, já que são vários os caminhos possíveis por onde a informação pode fluir da origem até o destino. </text:p>
      <text:h text:style-name="P24" text:outline-level="4">Vantagens:</text:h>
      <text:p text:style-name="P7">Aqui, você pode ter maior redundância e confiabilidade, além de facilidade de diagnóstico.</text:p>
      <text:h text:style-name="P24" text:outline-level="4">Desvantagens:</text:h>
      <text:p text:style-name="P7">Já o ponto negativo fica por conta da instalação, que é bem mais cara.</text:p>
      <text:h text:style-name="P6" text:outline-level="3">Topologia de Rede em Árvore</text:h>
      <text:p text:style-name="P7">A estrutura de Rede em Árvore é amplamente utilizada quando o modo de divisão da rede PON se dá através de splitters balanceados. </text:p>
      <text:p text:style-name="P7">Dessa forma, o concentrador de rede fica centralizado, seguido de dois a três níveis de ramificações. </text:p>
      <text:h text:style-name="P24" text:outline-level="4">Vantagens:</text:h>
      <text:p text:style-name="P7">Como ponto positivo, está a possibilidade de utilização da estrutura em árvore com qualquer tipo de topologia, podendo aumentar a velocidade da conexão.</text:p>
      <text:h text:style-name="P24" text:outline-level="4"><text:soft-page-break/>Desvantagens:</text:h>
      <text:p text:style-name="P7">E entre os aspectos negativos está o alto custo, dependendo das outras topologias usadas, além do fato de que a instalação é mais complicada.</text:p>
      <text:h text:style-name="P6" text:outline-level="3">Topologia de Rede Híbrida</text:h>
      <text:p text:style-name="P7">A Topologia Híbrida é considerada a mais complexa entre as usuais e, normalmente, é a utilizada em grandes redes.</text:p>
      <text:p text:style-name="P7">Desenvolvida para atender necessidades específicas, sua complexidade se dá principalmente pelo fato de haver uma mistura de topologias. </text:p>
      <text:p text:style-name="P7">Ou seja, é possível “combinar” nela topologias como anel, estrela, barramento, entre outras. </text:p>
      <text:h text:style-name="P24" text:outline-level="4">Vantagens:</text:h>
      <text:p text:style-name="P7">Sobre os benefícios, <text:span text:style-name="T1">topologia híbrida</text:span> chama atenção por unir as vantagens de todas as topologias presentes nela, como custos, flexibilidade e funcionalidade de cada segmento de rede.</text:p>
      <text:h text:style-name="P24" text:outline-level="4">Desvantagens:</text:h>
      <text:p text:style-name="P7">No entanto, a principal desvantagem dela diz respeito à complexidade envolvida para a sua adequação.</text:p>
      <text:h text:style-name="P3" text:outline-level="2"><text:soft-page-break/>Quais os tipos de Topologia Lógic<text:span text:style-name="T9">a?</text:span></text:h>
      <text:h text:style-name="P3" text:outline-level="2"><text:span text:style-name="T7">A Topologia Lógica é dividida basicamente em duas perspectivas, a </text:span><text:span text:style-name="T8">Ethernet </text:span><text:span text:style-name="T7">e a </text:span><text:span text:style-name="T8">Fiber Distributed Data Interface (FFDI)</text:span><text:span text:style-name="T7">, e será sobre elas que falaremos um pouco agora.</text:span></text:h>
      <text:h text:style-name="P6" text:outline-level="3">Ethernet</text:h>
      <text:p text:style-name="P20"><text:span text:style-name="T3">A Ethernet também é conhecida como norma </text:span><text:a xlink:type="simple" xlink:href="https://moodle.ifsc.edu.br/mod/book/view.php?id=312208&amp;chapterid=52709" office:target-frame-name="_blank" xlink:show="new" text:style-name="Internet_20_link" text:visited-style-name="Visited_20_Internet_20_Link"><text:span text:style-name="T5">IEEE 802.3</text:span></text:a><text:span text:style-name="T3">. Por se tratar de uma tecnologia de rede de baixo custo, é muito utilizada. É diferenciada por meio do tipo e do diâmetro dos cabos utilizados. </text:span></text:p>
      <text:p text:style-name="P7">Nessa topologia, há um padrão de transmissão de dados para a rede local a partir de todas as máquinas da rede conectadas a uma mesma linha de comunicação. Essa, por sua vez, é constituída por cabos cilíndricos. </text:p>
      <text:h text:style-name="P6" text:outline-level="3">Fiber Distributed Data Interface (FFDI)</text:h>
      <text:p text:style-name="P7">Esse modelo de topologia define-se como uma tecnologia de acesso a redes em linhas de fibra óptica. </text:p>
      <text:p text:style-name="P7">O LAN Fiber Distributed Data Interface (FFDI) é caracterizado por um par de anéis, no qual um é considerado primário e o outro secundário.  </text:p>
      <text:p text:style-name="P7">Dessa forma, permite que os erros de um anel sejam corrigidos pelo outro. Isso também faz com que as informações entre as máquinas circulem a uma velocidade mais alta. </text:p>
      <text:h text:style-name="P2" text:outline-level="2"><text:soft-page-break/>Como saber qual é a melhor topologia de rede para você?</text:h>
      <text:h text:style-name="P5" text:outline-level="2"/>
      <text:list xml:id="list2933038084" text:style-name="L7">
        <text:list-item>
          <text:p text:style-name="P36">infelizmente, não há receita pronta para fazer essa escolha. Aqui no blog, nós buscamos mostrar os prós e os contras de cada <text:span text:style-name="T1">tipologia de rede</text:span>, mas a escolha realmente deve ser uma decisão sua, que é profissional e/ou gestor de TI.</text:p>
        </text:list-item>
      </text:list>
      <text:p text:style-name="P7">O importante é listar todos os prós e contras e compará-los <text:span text:style-name="T1">à realidade da sua empresa</text:span>, além disso, reúna-se com a sua equipe e ouça os pontos que ela pode trazer para você. </text:p>
      <text:h text:style-name="P2" text:outline-level="2">Como desenhar uma topologia de rede eficiente?</text:h>
      <text:p text:style-name="P7">É muito importante contar com um <text:span text:style-name="T1">planejamento </text:span>de <text:span text:style-name="T1">topologia de rede </text:span>que leve em conta critérios como <text:span text:style-name="T1">políticas de segurança</text:span>, conhecimento da gestão da organização e escolha de equipamentos de qualidade.</text:p>
      <text:p text:style-name="P20"><text:span text:style-name="T3">Ao planejar corretamente todos os passos necessários para a </text:span><text:span text:style-name="T4">estruturação eficiente </text:span><text:span text:style-name="T3">de uma </text:span><text:a xlink:type="simple" xlink:href="http://34.238.82.123/tecnologia/como-adequar-a-estrutura-da-rede-corporativa-para-o-seu-negocio/" office:target-frame-name="_blank" xlink:show="new" text:style-name="Internet_20_link" text:visited-style-name="Visited_20_Internet_20_Link"><text:span text:style-name="T6">rede corporativa</text:span></text:a><text:span text:style-name="T3">, é preciso se comprometer antes de tudo com uma conexão segura, rápida e com baixa latência.</text:span></text:p>
      <text:p text:style-name="P7">Além disso, apostar em um trabalho de <text:span text:style-name="T1">planejamento </text:span>também faz com que erros comuns que interferem no funcionamento da internet dentro das empresas, como escolha de materiais e <text:soft-page-break/>equipamentos inadequados e o mal dimensionamento da rede, sejam evitados. </text:p>
      <text:p text:style-name="P7">Assim, qualidade, custos e produtividade estarão equilibrados, garantindo a estabilidade e o bom andamento dos negócios. Em poucas palavra<text:span text:style-name="T10">.</text:span></text:p>
      <text:p text:style-name="P7">Mas como nossa ideia com os conteúdos é sempre lhe ajudar a <text:span text:style-name="T1">promover melhorias contínuas</text:span> e seguras para o andamento dos negócios, vamos dar uma dica muito importante. </text:p>
      <text:p text:style-name="P20"><text:span text:style-name="T3">Considere investir na </text:span><text:span text:style-name="T4">virtualização de redes</text:span><text:span text:style-name="T3"> através de um </text:span><text:a xlink:type="simple" xlink:href="https://algartelecom.com.br/empresas/ti/sd-wan-super-seguro" office:target-frame-name="_blank" xlink:show="new" text:style-name="Internet_20_link" text:visited-style-name="Visited_20_Internet_20_Link"><text:span text:style-name="T5">SD-WAN</text:span></text:a><text:span text:style-name="T3">. </text:span></text:p>
      <text:p text:style-name="P7">Essa é uma excelente forma de resolver problemas de <text:span text:style-name="T1">conectividade e gerenciamento em redes corporativas</text:span>, especialmente se sua demanda comporta filiais e/ou franquias em vários lugares. </text:p>
      <text:p text:style-name="P7">Isso porque a <text:span text:style-name="T1">conectividade e a segurança</text:span> de informações entre unidades precisam ser priorizadas para a agilidade de processos.</text:p>
      <text:h text:style-name="P2" text:outline-level="2">Qual a topologia mais utilizada atualmente?</text:h>
      <text:p text:style-name="P7">A <text:span text:style-name="T1">topologia de rede estrela </text:span>é a mais comum atualmente, mas não quer dizer que ela é a melhor. </text:p>
      <text:p text:style-name="P7"><text:soft-page-break/>Sabemos que cada empresa tem uma realidade diferente, por isso, é bom analisar mais profundamente o caso da sua organização antes de escolher a solução mais popular.</text:p>
      <text:p text:style-name="P7">A <text:span text:style-name="T1">topologia de rede híbrida </text:span>é bastante indicada por especialistas, porém, é uma perspectiva mais complexa de ser implementada, o que pode mais causar problemas do que ajudar, caso a sua equipe não esteja preparada para ela.</text:p>
      <text:h text:style-name="P2" text:outline-level="2">Como a Algar Telecom ajuda a sua empresa?</text:h>
      <text:p text:style-name="P20"><text:span text:style-name="T3">O </text:span><text:a xlink:type="simple" xlink:href="https://algartelecom.com.br/empresas/ti/sd-wan-super-seguro" office:target-frame-name="_blank" xlink:show="new" text:style-name="Internet_20_link" text:visited-style-name="Visited_20_Internet_20_Link"><text:span text:style-name="T6">SD-WAN Super Seguro</text:span></text:a><text:span text:style-name="T3"> da Algar Telecom, por exemplo, é uma das soluções já consolidadas no mercado para fazer essa integração de rede de forma </text:span><text:span text:style-name="T4">inteligente, ágil e confiáve</text:span><text:span text:style-name="T3">l. </text:span></text:p>
      <text:p text:style-name="P7">Por se tratar de uma rede definida por software, o produto vem com um controlador que constrói protocolos de segurança (IPsec) entre as localizações automaticamente, assim que um novo dispositivo é conectado à rede.</text:p>
      <text:p text:style-name="P7">Essa solução criptografa todo tráfego, independentemente das topologias que compõem sua estrutura de <text:span text:style-name="T1">rede corporativa</text:span>, fazendo a integração e o roteamento de forma contínua e segura.  </text:p>
      <text:p text:style-name="P7">Por exemplo: se houver uma falha em um dos nós da rede, o <text:span text:style-name="T1">SD-WAN</text:span> avalia qual é a melhor qualidade da conexão em tempo real e escolhe a solução que apresenta o melhor desempenho.</text:p>
      <text:p text:style-name="P7"><text:soft-page-break/>Os acessos pelo <text:span text:style-name="T1">SD-WAN</text:span> são mais seguros porque você consegue controlar e monitorar de forma remota todas as redes da sua empresa e qualquer dispositivo. Isso também garante mais flexibilidade e autonomia ao time. </text:p>
      <text:p text:style-name="P7">E o melhor de tudo é que a sua empresa recebe suporte e acompanhamento total, conforme as suas reais necessidades. </text:p>
      <text:p text:style-name="P7">Além disso, após a implementação, a <text:span text:style-name="T1">Algar Telecom</text:span> realiza o acompanhamento constante para que os processos sejam sempre atualizados de acordo com as necessidades que possam surgir. </text:p>
      <text:p text:style-name="P7">Tal gerenciamento e o suporte são realizados durante 24 horas, garantindo uma operação realmente segura e simplificada. </text:p>
      <text:h text:style-name="P2" text:outline-level="2">Dúvidas frequentes (Guia rápido)</text:h>
      <text:h text:style-name="P6" text:outline-level="3">Quais os tipos de topologia de rede?</text:h>
      <text:p text:style-name="P7">Na perspectiva física, os tipos de <text:span text:style-name="T1">topologia de rede </text:span>são:</text:p>
      <text:list xml:id="list3979464241" text:style-name="L4">
        <text:list-header>
          <text:p text:style-name="P31"/>
        </text:list-header>
      </text:list>
      <text:h text:style-name="P6" text:outline-level="3">Qual é a melhor topologia de rede?</text:h>
      <text:p text:style-name="P20"><text:span text:style-name="T3">Não há uma que seja a melhor de maneira indiscutível, tudo varia de acordo com a realidade da sua empresa, porém, repetiremos o passo a passo que pode lhe ajuda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mazonEmber" svg:font-family="AmazonEmber, 'Helvetica Neue', Helvetica, Arial, sans-serif"/>
    <style:font-face style:name="AmazonEmberBold" svg:font-family="AmazonEmberBold, 'Helvetica Neue Bold', 'Helvetica Neue', Helvetica, Arial, sans-serif"/>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ans-serif"/>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06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26T20:16:39.303000000</meta:creation-date>
    <dc:date>2024-05-03T22:00:03.434000000</dc:date>
    <meta:editing-duration>PT24M48S</meta:editing-duration>
    <meta:editing-cycles>4</meta:editing-cycles>
    <meta:generator>LibreOffice/7.2.3.2$Windows_X86_64 LibreOffice_project/d166454616c1632304285822f9c83ce2e660fd92</meta:generator>
    <meta:document-statistic meta:table-count="0" meta:image-count="0" meta:object-count="0" meta:page-count="15" meta:paragraph-count="140" meta:word-count="2352" meta:character-count="14395" meta:non-whitespace-character-count="12145"/>
  </office:meta>
</office:document-meta>
</file>